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cfa3" officeooo:paragraph-rsid="0001cf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 history<text:line-break/><text:line-break/>very good. the test link works. a few minor tweaks:</text:p>
      <text:p text:style-name="P1">- reduce the action cooldown from 1.2 seconds to 1 second</text:p>
      <text:p text:style-name="P1">- during battle, the tool tip on cards in supply include "click to inspect" text which is incorrect in this context. Also the bump animation on hover over is too great, let's reduce it by 75-80%.</text:p>
      <text:p text:style-name="P1">- remove the card tooltip when listing for sale<text:line-break/><text:line-break/>Nice. Let's enhance the card inspect view. let's change the effect of mouseover from tooltip to displaying the back of the card. The back of the card gives some historical context and facts about the unit. <text:s/>Let's also add the ability to refresh the card art and card back in test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3T11:31:03.698297359</meta:creation-date>
    <dc:date>2025-11-24T11:43:19.737493823</dc:date>
    <meta:editing-duration>PT12H51M33S</meta:editing-duration>
    <meta:editing-cycles>1</meta:editing-cycles>
    <meta:document-statistic meta:table-count="0" meta:image-count="0" meta:object-count="0" meta:page-count="1" meta:paragraph-count="4" meta:word-count="120" meta:character-count="653" meta:non-whitespace-character-count="534"/>
    <meta:generator>LibreOffice/24.2.7.2$Linux_X86_64 LibreOffice_project/420$Build-2</meta:generator>
  </office:meta>
</office:document-meta>
</file>